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thin solid #A9D08E" fo:border-bottom="thin solid #A9D08E" fo:border-left="thin solid #A9D08E" fo:border-right="none" fo:background-color="#E2EFDA"/>
    </style:style>
    <style:style style:name="ce5" style:family="table-cell" style:parent-style-name="Default" style:data-style-name="N0">
      <style:table-cell-properties fo:border-top="thin solid #A9D08E" fo:border-bottom="thin solid #A9D08E" fo:border-left="none" fo:border-right="thin solid #A9D08E" fo:background-color="#E2EFDA"/>
    </style:style>
    <style:style style:name="ce6" style:family="table-cell" style:parent-style-name="Default" style:data-style-name="N0">
      <style:table-cell-properties fo:border-top="thin solid #A9D08E" fo:border-bottom="thin solid #A9D08E" fo:border-left="thin solid #A9D08E" fo:border-right="none"/>
    </style:style>
    <style:style style:name="ce7" style:family="table-cell" style:parent-style-name="Default" style:data-style-name="N0">
      <style:table-cell-properties fo:border-top="thin solid #A9D08E" fo:border-bottom="thin solid #A9D08E" fo:border-left="none" fo:border-right="thin solid #A9D08E"/>
    </style:style>
    <style:style style:name="ce8" style:family="table-cell" style:parent-style-name="Default" style:data-style-name="N0"/>
    <style:style style:name="co1" style:family="table-column">
      <style:table-column-properties fo:break-before="auto" style:column-width="8.22854166666667cm"/>
    </style:style>
    <style:style style:name="co2" style:family="table-column">
      <style:table-column-properties fo:break-before="auto" style:column-width="5.45041666666667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3.862916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8.969375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1.74625cm" style:use-optimal-column-width="true"/>
    </style:style>
    <style:style style:name="co14" style:family="table-column">
      <style:table-column-properties fo:break-before="auto" style:column-width="2.83104166666667cm" style:use-optimal-column-width="true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2.88395833333333cm" style:use-optimal-column-width="true"/>
    </style:style>
    <style:style style:name="co17" style:family="table-column">
      <style:table-column-properties fo:break-before="auto" style:column-width="2.59291666666667cm" style:use-optimal-column-width="true"/>
    </style:style>
    <style:style style:name="co18" style:family="table-column">
      <style:table-column-properties fo:break-before="auto" style:column-width="3.51895833333333cm"/>
    </style:style>
    <style:style style:name="co19" style:family="table-column">
      <style:table-column-properties fo:break-before="auto" style:column-width="1.85208333333333cm"/>
    </style:style>
    <style:style style:name="co20" style:family="table-column">
      <style:table-column-properties fo:break-before="auto" style:column-width="1.29645833333333cm" style:use-optimal-column-width="true"/>
    </style:style>
    <style:style style:name="co21" style:family="table-column">
      <style:table-column-properties fo:break-before="auto" style:column-width="2.32833333333333cm" style:use-optimal-column-width="true"/>
    </style:style>
    <style:style style:name="co22" style:family="table-column">
      <style:table-column-properties fo:break-before="auto" style:column-width="2.54cm" style:use-optimal-column-width="true"/>
    </style:style>
    <style:style style:name="co23" style:family="table-column">
      <style:table-column-properties fo:break-before="auto" style:column-width="2.83104166666667cm"/>
    </style:style>
    <style:style style:name="co24" style:family="table-column">
      <style:table-column-properties fo:break-before="auto" style:column-width="2.43416666666667cm"/>
    </style:style>
    <style:style style:name="co25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u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jtwelf (system exit after solve)</text:p>
          </table:table-cell>
          <table:table-cell office:value-type="string" table:style-name="ce1">
            <text:p>Twelf – version 1.51</text:p>
          </table:table-cell>
          <table:table-cell office:value-type="string" table:style-name="ce1">
            <text:p>Twelf – current</text:p>
          </table:table-cell>
          <table:table-cell table:style-name="ce1"/>
          <table:table-cell office:value-type="string" table:style-name="ce1">
            <text:p>ratio (use current twelf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32</text:p>
          </table:table-cell>
          <table:table-cell office:value-type="float" office:value="5.1159999999999999E-3" table:style-name="ce1">
            <text:p>0.005116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1.9E-2" table:style-name="ce1">
            <text:p>0.019</text:p>
          </table:table-cell>
          <table:table-cell table:style-name="ce1"/>
          <table:table-cell office:value-type="float" office:value="0.26926315789473682" table:formula="of:=[.B2]/[.D2]" table:style-name="ce1">
            <text:p>0.2692631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64</text:p>
          </table:table-cell>
          <table:table-cell office:value-type="float" office:value="1.0466E-2" table:style-name="ce1">
            <text:p>0.010466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7E-2" table:style-name="ce1">
            <text:p>0.047</text:p>
          </table:table-cell>
          <table:table-cell table:style-name="ce1"/>
          <table:table-cell office:value-type="float" office:value="0.22268085106382979" table:formula="of:=[.B3]/[.D3]" table:style-name="ce1">
            <text:p>0.2226808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128</text:p>
          </table:table-cell>
          <table:table-cell office:value-type="float" office:value="3.1047000000000002E-2" table:style-name="ce1">
            <text:p>0.03104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4599999999999999" table:style-name="ce1">
            <text:p>0.146</text:p>
          </table:table-cell>
          <table:table-cell table:style-name="ce1"/>
          <table:table-cell office:value-type="float" office:value="0.21265068493150688" table:formula="of:=[.B4]/[.D4]" table:style-name="ce1">
            <text:p>0.2126506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256</text:p>
          </table:table-cell>
          <table:table-cell office:value-type="float" office:value="0.110041" table:style-name="ce1">
            <text:p>0.110041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0.46400000000000002" table:style-name="ce1">
            <text:p>0.464</text:p>
          </table:table-cell>
          <table:table-cell table:style-name="ce1"/>
          <table:table-cell office:value-type="float" office:value="0.23715732758620689" table:formula="of:=[.B5]/[.D5]" table:style-name="ce1">
            <text:p>0.2371573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m – 512</text:p>
          </table:table-cell>
          <table:table-cell office:value-type="float" office:value="0.43900099999999997" table:style-name="ce1">
            <text:p>0.439001</text:p>
          </table:table-cell>
          <table:table-cell office:value-type="float" office:value="19.103999999999999" table:style-name="ce1">
            <text:p>19.104</text:p>
          </table:table-cell>
          <table:table-cell office:value-type="float" office:value="18.934000000000001" table:style-name="ce1">
            <text:p>18.934</text:p>
          </table:table-cell>
          <table:table-cell table:style-name="ce1"/>
          <table:table-cell office:value-type="float" office:value="2.3185856131826343E-2" table:formula="of:=[.B6]/[.D6]" table:style-name="ce1">
            <text:p>0.02318585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Zach’s – all optimizations</text:p>
          </table:table-cell>
          <table:table-cell office:value-type="string" table:style-name="ce1">
            <text:p>tjtwel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32</text:p>
          </table:table-cell>
          <table:table-cell office:value-type="float" office:value="2E-3" table:style-name="ce1">
            <text:p>0.002</text:p>
          </table:table-cell>
          <table:table-cell office:value-type="float" office:value="5.1159999999999999E-3" table:style-name="ce1">
            <text:p>0.0051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6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0466E-2" table:style-name="ce1">
            <text:p>0.01046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1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3.1047000000000002E-2" table:style-name="ce1">
            <text:p>0.0310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256</text:p>
          </table:table-cell>
          <table:table-cell office:value-type="float" office:value="0.108" table:style-name="ce1">
            <text:p>0.108</text:p>
          </table:table-cell>
          <table:table-cell office:value-type="float" office:value="0.110041" table:style-name="ce1">
            <text:p>0.1100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um – 512</text:p>
          </table:table-cell>
          <table:table-cell office:value-type="float" office:value="0.433" table:style-name="ce1">
            <text:p>0.433</text:p>
          </table:table-cell>
          <table:table-cell office:value-type="float" office:value="0.43900099999999997" table:style-name="ce1">
            <text:p>0.43900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aïve</text:p>
          </table:table-cell>
          <table:table-cell office:value-type="string" table:style-name="ce1">
            <text:p>strictness</text:p>
          </table:table-cell>
          <table:table-cell office:value-type="string" table:style-name="ce1">
            <text:p>specialized predicates</text:p>
          </table:table-cell>
          <table:table-cell office:value-type="string" table:style-name="ce1">
            <text:p>index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um – 32</text:p>
          </table:table-cell>
          <table:table-cell office:value-type="float" office:value="0.34079399999999999" table:style-name="ce1">
            <text:p>0.340794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2.042E-3" table:style-name="ce1">
            <text:p>0.002042</text:p>
          </table:table-cell>
          <table:table-cell office:value-type="float" office:value="1.7700000000000001E-3" table:style-name="ce1">
            <text:p>0.0017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um – 64</text:p>
          </table:table-cell>
          <table:table-cell office:value-type="float" office:value="2.7764980000000001" table:style-name="ce1">
            <text:p>2.776498</text:p>
          </table:table-cell>
          <table:table-cell office:value-type="float" office:value="8.4639999999999993E-3" table:style-name="ce1">
            <text:p>0.008464</text:p>
          </table:table-cell>
          <table:table-cell office:value-type="float" office:value="7.9109999999999996E-3" table:style-name="ce1">
            <text:p>0.007911</text:p>
          </table:table-cell>
          <table:table-cell office:value-type="float" office:value="6.9329999999999999E-3" table:style-name="ce1">
            <text:p>0.0069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m – 128</text:p>
          </table:table-cell>
          <table:table-cell office:value-type="float" office:value="22.898717000000001" table:style-name="ce1">
            <text:p>22.898717</text:p>
          </table:table-cell>
          <table:table-cell office:value-type="float" office:value="3.227E-2" table:style-name="ce1">
            <text:p>0.03227</text:p>
          </table:table-cell>
          <table:table-cell office:value-type="float" office:value="3.1227999999999999E-2" table:style-name="ce1">
            <text:p>0.031228</text:p>
          </table:table-cell>
          <table:table-cell office:value-type="float" office:value="2.7276999999999999E-2" table:style-name="ce1">
            <text:p>0.0272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m – 256</text:p>
          </table:table-cell>
          <table:table-cell office:value-type="float" office:value="178.14599200000001" table:style-name="ce1">
            <text:p>178.145992</text:p>
          </table:table-cell>
          <table:table-cell office:value-type="float" office:value="0.12626100000000001" table:style-name="ce1">
            <text:p>0.126261</text:p>
          </table:table-cell>
          <table:table-cell office:value-type="float" office:value="0.12332" table:style-name="ce1">
            <text:p>0.12332</text:p>
          </table:table-cell>
          <table:table-cell office:value-type="float" office:value="0.10795299999999999" table:style-name="ce1">
            <text:p>0.107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m – 512</text:p>
          </table:table-cell>
          <table:table-cell office:value-type="string" table:style-name="ce1">
            <text:p>Heap Overflow</text:p>
          </table:table-cell>
          <table:table-cell office:value-type="float" office:value="0.49666009999999999" table:style-name="ce1">
            <text:p>0.4966601</text:p>
          </table:table-cell>
          <table:table-cell office:value-type="float" office:value="0.49235099999999998" table:style-name="ce1">
            <text:p>0.492351</text:p>
          </table:table-cell>
          <table:table-cell office:value-type="float" office:value="0.43457800000000002" table:style-name="ce1">
            <text:p>0.434578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miniml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4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welf</text:p>
          </table:table-cell>
          <table:table-cell office:value-type="string" table:style-name="ce1">
            <text:p>Zach's</text:p>
          </table:table-cell>
          <table:table-cell office:value-type="string" table:style-name="ce1">
            <text:p>tjtwelf</text:p>
          </table:table-cell>
          <table:table-cell office:value-type="string" table:style-name="ce1">
            <text:p>full cost of query</text:p>
          </table:table-cell>
          <table:table-cell table:style-name="ce1"/>
          <table:table-cell office:value-type="string" table:style-name="ce1">
            <text:p>query</text:p>
          </table:table-cell>
          <table:table-cell office:value-type="string" table:style-name="ce1">
            <text:p>naïve</text:p>
          </table:table-cell>
          <table:table-cell office:value-type="string" table:style-name="ce1">
            <text:p>strictness</text:p>
          </table:table-cell>
          <table:table-cell office:value-type="string" table:style-name="ce1">
            <text:p>strict+specialize</text:p>
          </table:table-cell>
          <table:table-cell office:value-type="string" table:style-name="ce1">
            <text:p>al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10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6799999999999997E-4" table:formula="of:=[.B36]" table:style-name="ce1">
            <text:p>0.000668</text:p>
          </table:table-cell>
          <table:table-cell office:value-type="float" office:value="7.5599999999999994E-4" table:formula="of:=[.B15]+[.B22]+[.B29]+[.B36]+[.B50]" table:style-name="ce1">
            <text:p>0.000756</text:p>
          </table:table-cell>
          <table:table-cell table:style-name="ce1"/>
          <table:table-cell office:value-type="string" table:style-name="ce1">
            <text:p>miniml10</text:p>
          </table:table-cell>
          <table:table-cell office:value-type="float" office:value="1.9910000000000001E-3" table:formula="of:=[.B64]" table:style-name="ce1">
            <text:p>0.001991</text:p>
          </table:table-cell>
          <table:table-cell office:value-type="float" office:value="9.6900000000000003E-4" table:formula="of:=[.B71]" table:style-name="ce1">
            <text:p>0.000969</text:p>
          </table:table-cell>
          <table:table-cell office:value-type="float" office:value="6.0499999999999996E-4" table:formula="of:=[.B78]" table:style-name="ce1">
            <text:p>0.000605</text:p>
          </table:table-cell>
          <table:table-cell office:value-type="float" office:value="6.6799999999999997E-4" table:formula="of:=[.B36]" table:style-name="ce1">
            <text:p>0.0006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2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681E-3" table:formula="of:=[.B37]" table:style-name="ce1">
            <text:p>0.001681</text:p>
          </table:table-cell>
          <table:table-cell office:value-type="float" office:value="1.776E-3" table:formula="of:=[.B16]+[.B23]+[.B30]+[.B37]+[.B51]" table:style-name="ce1">
            <text:p>0.001776</text:p>
          </table:table-cell>
          <table:table-cell table:style-name="ce1"/>
          <table:table-cell office:value-type="string" table:style-name="ce1">
            <text:p>miniml20</text:p>
          </table:table-cell>
          <table:table-cell office:value-type="float" office:value="5.2820000000000002E-3" table:formula="of:=[.B65]" table:style-name="ce1">
            <text:p>0.005282</text:p>
          </table:table-cell>
          <table:table-cell office:value-type="float" office:value="2.4680000000000001E-3" table:formula="of:=[.B72]" table:style-name="ce1">
            <text:p>0.002468</text:p>
          </table:table-cell>
          <table:table-cell office:value-type="float" office:value="1.4809999999999999E-3" table:formula="of:=[.B79]" table:style-name="ce1">
            <text:p>0.001481</text:p>
          </table:table-cell>
          <table:table-cell office:value-type="float" office:value="1.681E-3" table:formula="of:=[.B37]" table:style-name="ce1">
            <text:p>0.0016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3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2.2650000000000001E-3" table:formula="of:=[.B38]" table:style-name="ce1">
            <text:p>0.002265</text:p>
          </table:table-cell>
          <table:table-cell office:value-type="float" office:value="2.3419999999999999E-3" table:formula="of:=[.B17]+[.B24]+[.B31]+[.B38]+[.B52]" table:style-name="ce1">
            <text:p>0.002342</text:p>
          </table:table-cell>
          <table:table-cell table:style-name="ce1"/>
          <table:table-cell office:value-type="string" table:style-name="ce1">
            <text:p>miniml30</text:p>
          </table:table-cell>
          <table:table-cell office:value-type="float" office:value="1.0802000000000001E-2" table:formula="of:=[.B66]" table:style-name="ce1">
            <text:p>0.010802</text:p>
          </table:table-cell>
          <table:table-cell office:value-type="float" office:value="4.5560000000000002E-3" table:formula="of:=[.B73]" table:style-name="ce1">
            <text:p>0.004556</text:p>
          </table:table-cell>
          <table:table-cell office:value-type="float" office:value="2.7920000000000002E-3" table:formula="of:=[.B80]" table:style-name="ce1">
            <text:p>0.002792</text:p>
          </table:table-cell>
          <table:table-cell office:value-type="float" office:value="2.2650000000000001E-3" table:formula="of:=[.B38]" table:style-name="ce1">
            <text:p>0.0022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4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E-2" table:style-name="ce1">
            <text:p>0.014</text:p>
          </table:table-cell>
          <table:table-cell office:value-type="float" office:value="3.8170000000000001E-3" table:formula="of:=[.B39]" table:style-name="ce1">
            <text:p>0.003817</text:p>
          </table:table-cell>
          <table:table-cell office:value-type="float" office:value="3.9170000000000003E-3" table:formula="of:=[.B18]+[.B25]+[.B32]+[.B39]+[.B53]" table:style-name="ce1">
            <text:p>0.003917</text:p>
          </table:table-cell>
          <table:table-cell table:style-name="ce1"/>
          <table:table-cell office:value-type="string" table:style-name="ce1">
            <text:p>miniml40</text:p>
          </table:table-cell>
          <table:table-cell office:value-type="float" office:value="1.9347E-2" table:formula="of:=[.B67]" table:style-name="ce1">
            <text:p>0.019347</text:p>
          </table:table-cell>
          <table:table-cell office:value-type="float" office:value="7.5209999999999999E-3" table:formula="of:=[.B74]" table:style-name="ce1">
            <text:p>0.007521</text:p>
          </table:table-cell>
          <table:table-cell office:value-type="float" office:value="4.535E-3" table:formula="of:=[.B81]" table:style-name="ce1">
            <text:p>0.004535</text:p>
          </table:table-cell>
          <table:table-cell office:value-type="float" office:value="3.8170000000000001E-3" table:formula="of:=[.B39]" table:style-name="ce1">
            <text:p>0.0038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50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5.8729999999999997E-3" table:formula="of:=[.B40]" table:style-name="ce1">
            <text:p>0.005873</text:p>
          </table:table-cell>
          <table:table-cell office:value-type="float" office:value="6.0089999999999996E-3" table:formula="of:=[.B19]+[.B26]+[.B33]+[.B40]+[.B54]" table:style-name="ce1">
            <text:p>0.006009</text:p>
          </table:table-cell>
          <table:table-cell table:style-name="ce1"/>
          <table:table-cell office:value-type="string" table:style-name="ce1">
            <text:p>miniml50</text:p>
          </table:table-cell>
          <table:table-cell office:value-type="float" office:value="3.2749E-2" table:formula="of:=[.B68]" table:style-name="ce1">
            <text:p>0.032749</text:p>
          </table:table-cell>
          <table:table-cell office:value-type="float" office:value="1.1393E-2" table:formula="of:=[.B75]" table:style-name="ce1">
            <text:p>0.011393</text:p>
          </table:table-cell>
          <table:table-cell office:value-type="float" office:value="6.9880000000000003E-3" table:formula="of:=[.B82]" table:style-name="ce1">
            <text:p>0.006988</text:p>
          </table:table-cell>
          <table:table-cell office:value-type="float" office:value="5.8729999999999997E-3" table:formula="of:=[.B40]" table:style-name="ce1">
            <text:p>0.0058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100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2.9652999999999999E-2" table:formula="of:=[.B41]" table:style-name="ce1">
            <text:p>0.029653</text:p>
          </table:table-cell>
          <table:table-cell office:value-type="float" office:value="3.1821999999999996E-2" table:formula="of:=[.B20]+[.B27]+[.B34]+[.B41]+[.B55]" table:style-name="ce1">
            <text:p>0.031822</text:p>
          </table:table-cell>
          <table:table-cell table:style-name="ce1"/>
          <table:table-cell office:value-type="string" table:style-name="ce1">
            <text:p>miniml100</text:p>
          </table:table-cell>
          <table:table-cell office:value-type="float" office:value="0.18238399999999999" table:formula="of:=[.B69]" table:style-name="ce1">
            <text:p>0.182384</text:p>
          </table:table-cell>
          <table:table-cell office:value-type="float" office:value="5.1431999999999999E-2" table:formula="of:=[.B76]" table:style-name="ce1">
            <text:p>0.051432</text:p>
          </table:table-cell>
          <table:table-cell office:value-type="float" office:value="3.5007000000000003E-2" table:formula="of:=[.B83]" table:style-name="ce1">
            <text:p>0.035007</text:p>
          </table:table-cell>
          <table:table-cell office:value-type="float" office:value="2.9652999999999999E-2" table:formula="of:=[.B41]" table:style-name="ce1">
            <text:p>0.0296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200</text:p>
          </table:table-cell>
          <table:table-cell office:value-type="float" office:value="0.246" table:style-name="ce1">
            <text:p>0.24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790200000000001" table:formula="of:=[.B42]" table:style-name="ce1">
            <text:p>0.187902</text:p>
          </table:table-cell>
          <table:table-cell office:value-type="float" office:value="0.189582" table:formula="of:=[.B21]+[.B28]+[.B35]+[.B42]+[.B56]" table:style-name="ce1">
            <text:p>0.189582</text:p>
          </table:table-cell>
          <table:table-cell table:style-name="ce1"/>
          <table:table-cell office:value-type="string" table:style-name="ce1">
            <text:p>miniml200</text:p>
          </table:table-cell>
          <table:table-cell office:value-type="float" office:value="1.2390159999999999" table:formula="of:=[.B70]" table:style-name="ce1">
            <text:p>1.239016</text:p>
          </table:table-cell>
          <table:table-cell office:value-type="float" office:value="0.27765200000000001" table:formula="of:=[.B77]" table:style-name="ce1">
            <text:p>0.277652</text:p>
          </table:table-cell>
          <table:table-cell office:value-type="float" office:value="0.21722900000000001" table:formula="of:=[.B84]" table:style-name="ce1">
            <text:p>0.217229</text:p>
          </table:table-cell>
          <table:table-cell office:value-type="float" office:value="0.18790200000000001" table:formula="of:=[.B42]" table:style-name="ce1">
            <text:p>0.187902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parse sig</text:p>
          </table:table-cell>
          <table:table-cell office:value-type="float" office:value="8.4199999999999998E-4" table:style-name="ce1">
            <text:p>0.0008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ranslate signature</text:p>
          </table:table-cell>
          <table:table-cell office:value-type="float" office:value="2.92E-4" table:style-name="ce1">
            <text:p>0.0002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ompile link and start simulator</text:p>
          </table:table-cell>
          <table:table-cell office:value-type="float" office:value="1.83E-3" table:style-name="ce1">
            <text:p>0.001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5.3000000000000001E-5" table:style-name="ce1">
            <text:p>0.0000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5.8E-5" table:style-name="ce1">
            <text:p>0.0000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3.8999999999999999E-5" table:style-name="ce1">
            <text:p>0.00003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5.3000000000000001E-5" table:style-name="ce1">
            <text:p>0.00005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6.3999999999999997E-5" table:style-name="ce1">
            <text:p>0.00006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2.0709999999999999E-3" table:style-name="ce1">
            <text:p>0.00207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6.1700000000000004E-4" table:style-name="ce1">
            <text:p>0.00061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1.2999999999999999E-5" table:style-name="ce1">
            <text:p>0.00001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1.2E-5" table:style-name="ce1">
            <text:p>0.00001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1.0000000000000001E-5" table:style-name="ce1">
            <text:p>0.0000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1.4E-5" table:style-name="ce1">
            <text:p>0.00001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3.0000000000000001E-5" table:style-name="ce1">
            <text:p>0.0000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2.6999999999999999E-5" table:style-name="ce1">
            <text:p>0.00002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4.3999999999999999E-5" table:style-name="ce1">
            <text:p>0.00004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1.2E-5" table:style-name="ce1">
            <text:p>0.00001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1.5E-5" table:style-name="ce1">
            <text:p>0.00001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1.2999999999999999E-5" table:style-name="ce1">
            <text:p>0.00001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1.5E-5" table:style-name="ce1">
            <text:p>0.00001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1.9000000000000001E-5" table:style-name="ce1">
            <text:p>0.00001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3.0000000000000001E-5" table:style-name="ce1">
            <text:p>0.0000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4.8000000000000001E-5" table:style-name="ce1">
            <text:p>0.00004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6.6799999999999997E-4" table:style-name="ce1">
            <text:p>0.00066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681E-3" table:style-name="ce1">
            <text:p>0.00168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2.2650000000000001E-3" table:style-name="ce1">
            <text:p>0.00226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3.8170000000000001E-3" table:style-name="ce1">
            <text:p>0.00381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5.8729999999999997E-3" table:style-name="ce1">
            <text:p>0.00587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2.9652999999999999E-2" table:style-name="ce1">
            <text:p>0.02965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18790200000000001" table:style-name="ce1">
            <text:p>0.18790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1.237E-3" table:style-name="ce1">
            <text:p>0.00123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4.7289999999999997E-3" table:style-name="ce1">
            <text:p>0.00472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1.1752E-2" table:style-name="ce1">
            <text:p>0.01175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3.3489999999999999E-2" table:style-name="ce1">
            <text:p>0.0334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5.8827999999999998E-2" table:style-name="ce1">
            <text:p>0.05882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0.418852" table:style-name="ce1">
            <text:p>0.41885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3.0586470000000001" table:style-name="ce1">
            <text:p>3.058647</text:p>
          </table:table-cell>
          <table:table-cell table:number-columns-repeated="16382" table:style-name="ce1"/>
        </table:table-row>
        <table:table-row table:number-rows-repeated="2" table:style-name="ro1">
          <table:table-cell office:value-type="string" table:style-name="ce8">
            <text:p>invert term</text:p>
          </table:table-cell>
          <table:table-cell office:value-type="float" office:value="1.0000000000000001E-5" table:style-name="ce1">
            <text:p>0.000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1.5E-5" table:style-name="ce1">
            <text:p>0.000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1.8E-5" table:style-name="ce1">
            <text:p>0.0000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2.3E-5" table:style-name="ce1">
            <text:p>0.0000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4.1E-5" table:style-name="ce1">
            <text:p>0.0000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9.7099999999999997E-4" table:style-name="ce1">
            <text:p>0.0009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4.3999999999999999E-5" table:style-name="ce1">
            <text:p>0.0000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1.3899999999999999E-4" table:style-name="ce1">
            <text:p>0.0001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4.8999999999999998E-5" table:style-name="ce1">
            <text:p>0.0000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1.753E-3" table:style-name="ce1">
            <text:p>0.0017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1.1400000000000001E-4" table:style-name="ce1">
            <text:p>0.0001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2.8600000000000001E-4" table:style-name="ce1">
            <text:p>0.00028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5.6700000000000001E-4" table:style-name="ce1">
            <text:p>0.0005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9910000000000001E-3" table:style-name="ce1">
            <text:p>0.001991</text:p>
          </table:table-cell>
          <table:table-cell office:value-type="string" table:style-name="ce1">
            <text:p>naïv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5.2820000000000002E-3" table:style-name="ce1">
            <text:p>0.0052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0802000000000001E-2" table:style-name="ce1">
            <text:p>0.0108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9347E-2" table:style-name="ce1">
            <text:p>0.0193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3.2749E-2" table:style-name="ce1">
            <text:p>0.0327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18238399999999999" table:style-name="ce1">
            <text:p>0.1823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2390159999999999" table:style-name="ce1">
            <text:p>1.239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9.6900000000000003E-4" table:style-name="ce1">
            <text:p>0.000969</text:p>
          </table:table-cell>
          <table:table-cell office:value-type="string" table:style-name="ce1">
            <text:p>strictness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2.4680000000000001E-3" table:style-name="ce1">
            <text:p>0.0024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4.5560000000000002E-3" table:style-name="ce1">
            <text:p>0.0045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7.5209999999999999E-3" table:style-name="ce1">
            <text:p>0.0075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1393E-2" table:style-name="ce1">
            <text:p>0.01139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5.1431999999999999E-2" table:style-name="ce1">
            <text:p>0.0514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27765200000000001" table:style-name="ce1">
            <text:p>0.2776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6.0499999999999996E-4" table:style-name="ce1">
            <text:p>0.000605</text:p>
          </table:table-cell>
          <table:table-cell office:value-type="string" table:style-name="ce1">
            <text:p>strictness+specialized predicates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4809999999999999E-3" table:style-name="ce1">
            <text:p>0.0014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2.7920000000000002E-3" table:style-name="ce1">
            <text:p>0.0027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4.535E-3" table:style-name="ce1">
            <text:p>0.00453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6.9880000000000003E-3" table:style-name="ce1">
            <text:p>0.00698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3.5007000000000003E-2" table:style-name="ce1">
            <text:p>0.03500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21722900000000001" table:style-name="ce1">
            <text:p>0.217229</text:p>
          </table:table-cell>
          <table:table-cell table:number-columns-repeated="16382"/>
        </table:table-row>
        <table:table-row table:number-rows-repeated="1048492" table:style-name="ro1">
          <table:table-cell table:number-columns-repeated="16384"/>
        </table:table-row>
        <table:named-expressions>
          <table:named-expression table:name="ExternalData_6" table:expression="of:=[miniml.#REF!]" table:base-cell-address="num.$A$1"/>
        </table:named-expressions>
      </table:table>
      <table:table table:name="minimltyped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4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welf</text:p>
          </table:table-cell>
          <table:table-cell office:value-type="string" table:style-name="ce1">
            <text:p>Zach's</text:p>
          </table:table-cell>
          <table:table-cell office:value-type="string" table:style-name="ce1">
            <text:p>tjtwelf</text:p>
          </table:table-cell>
          <table:table-cell office:value-type="string" table:style-name="ce1">
            <text:p>full query cost</text:p>
          </table:table-cell>
          <table:table-cell table:style-name="ce1"/>
          <table:table-cell office:value-type="string" table:style-name="ce1">
            <text:p>query</text:p>
          </table:table-cell>
          <table:table-cell office:value-type="string" table:style-name="ce1">
            <text:p>naïve</text:p>
          </table:table-cell>
          <table:table-cell office:value-type="string" table:style-name="ce1">
            <text:p>strictness</text:p>
          </table:table-cell>
          <table:table-cell office:value-type="string" table:style-name="ce1">
            <text:p>strict+specialize</text:p>
          </table:table-cell>
          <table:table-cell office:value-type="string" table:style-name="ce1">
            <text:p>al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typed50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8897000000000001E-2" table:formula="of:=[.B28]" table:style-name="ce1">
            <text:p>0.018897</text:p>
          </table:table-cell>
          <table:table-cell office:value-type="float" office:value="1.9112000000000001E-2" table:formula="of:=[.B13]+[.B18]+[.B23]+[.B28]+[.B38]" table:style-name="ce1">
            <text:p>0.019112</text:p>
          </table:table-cell>
          <table:table-cell table:style-name="ce1"/>
          <table:table-cell office:value-type="string" table:style-name="ce1">
            <text:p>minimltyped50</text:p>
          </table:table-cell>
          <table:table-cell office:value-type="float" office:value="8.6227999999999999E-2" table:formula="of:=[.B48]" table:style-name="ce1">
            <text:p>0.086228</text:p>
          </table:table-cell>
          <table:table-cell office:value-type="float" office:value="2.8542000000000001E-2" table:formula="of:=[.B51]" table:style-name="ce1">
            <text:p>0.028542</text:p>
          </table:table-cell>
          <table:table-cell office:value-type="float" office:value="4.3028999999999998E-2" table:formula="of:=[.B56]" table:style-name="ce1">
            <text:p>0.043029</text:p>
          </table:table-cell>
          <table:table-cell office:value-type="float" office:value="1.8897000000000001E-2" table:formula="of:=[.B28]" table:style-name="ce1">
            <text:p>0.0188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typed100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7.1501999999999996E-2" table:formula="of:=[.B29]" table:style-name="ce1">
            <text:p>0.071502</text:p>
          </table:table-cell>
          <table:table-cell office:value-type="float" office:value="7.2602E-2" table:formula="of:=[.B14]+[.B19]+[.B24]+[.B29]+[.B39]" table:style-name="ce1">
            <text:p>0.072602</text:p>
          </table:table-cell>
          <table:table-cell table:style-name="ce1"/>
          <table:table-cell office:value-type="string" table:style-name="ce1">
            <text:p>minimltyped100</text:p>
          </table:table-cell>
          <table:table-cell office:value-type="float" office:value="0.407082" table:formula="of:=[.B49]" table:style-name="ce1">
            <text:p>0.407082</text:p>
          </table:table-cell>
          <table:table-cell office:value-type="float" office:value="0.10432900000000001" table:formula="of:=[.B52]" table:style-name="ce1">
            <text:p>0.104329</text:p>
          </table:table-cell>
          <table:table-cell office:value-type="float" office:value="6.9880999999999999E-2" table:formula="of:=[.B57]" table:style-name="ce1">
            <text:p>0.069881</text:p>
          </table:table-cell>
          <table:table-cell office:value-type="float" office:value="7.1501999999999996E-2" table:formula="of:=[.B29]" table:style-name="ce1">
            <text:p>0.0715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typed150</text:p>
          </table:table-cell>
          <table:table-cell office:value-type="float" office:value="0.249" table:style-name="ce1">
            <text:p>0.249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0.18193500000000001" table:formula="of:=[.B30]" table:style-name="ce1">
            <text:p>0.181935</text:p>
          </table:table-cell>
          <table:table-cell office:value-type="float" office:value="0.18225900000000003" table:formula="of:=[.B15]+[.B20]+[.B25]+[.B30]+[.B40]" table:style-name="ce1">
            <text:p>0.182259</text:p>
          </table:table-cell>
          <table:table-cell table:style-name="ce1"/>
          <table:table-cell office:value-type="string" table:style-name="ce1">
            <text:p>minimltyped150</text:p>
          </table:table-cell>
          <table:table-cell office:value-type="string" table:style-name="ce1">
            <text:p>heap overflow</text:p>
          </table:table-cell>
          <table:table-cell office:value-type="float" office:value="0.25273699999999999" table:formula="of:=[.B53]" table:style-name="ce1">
            <text:p>0.252737</text:p>
          </table:table-cell>
          <table:table-cell office:value-type="float" office:value="0.18002899999999999" table:formula="of:=[.B58]" table:style-name="ce1">
            <text:p>0.180029</text:p>
          </table:table-cell>
          <table:table-cell office:value-type="float" office:value="0.18193500000000001" table:formula="of:=[.B30]" table:style-name="ce1">
            <text:p>0.1819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typed200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.746" table:style-name="ce1">
            <text:p>0.746</text:p>
          </table:table-cell>
          <table:table-cell office:value-type="float" office:value="0.373029" table:formula="of:=[.B31]" table:style-name="ce1">
            <text:p>0.373029</text:p>
          </table:table-cell>
          <table:table-cell office:value-type="float" office:value="0.37527899999999997" table:formula="of:=[.B16]+[.B21]+[.B26]+[.B31]+[.B41]" table:style-name="ce1">
            <text:p>0.375279</text:p>
          </table:table-cell>
          <table:table-cell table:style-name="ce1"/>
          <table:table-cell office:value-type="string" table:style-name="ce1">
            <text:p>minimltyped200</text:p>
          </table:table-cell>
          <table:table-cell table:style-name="ce1"/>
          <table:table-cell office:value-type="float" office:value="0.49686799999999998" table:formula="of:=[.B54]" table:style-name="ce1">
            <text:p>0.496868</text:p>
          </table:table-cell>
          <table:table-cell office:value-type="float" office:value="0.37173" table:formula="of:=[.B59]" table:style-name="ce1">
            <text:p>0.37173</text:p>
          </table:table-cell>
          <table:table-cell office:value-type="float" office:value="0.373029" table:formula="of:=[.B31]" table:style-name="ce1">
            <text:p>0.3730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nimltyped250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1.2350000000000001" table:style-name="ce1">
            <text:p>1.235</text:p>
          </table:table-cell>
          <table:table-cell office:value-type="float" office:value="0.665856" table:formula="of:=[.B32]" table:style-name="ce1">
            <text:p>0.665856</text:p>
          </table:table-cell>
          <table:table-cell office:value-type="float" office:value="0.66652" table:formula="of:=[.B17]+[.B22]+[.B27]+[.B32]+[.B42]" table:style-name="ce1">
            <text:p>0.66652</text:p>
          </table:table-cell>
          <table:table-cell table:style-name="ce1"/>
          <table:table-cell office:value-type="string" table:style-name="ce1">
            <text:p>minimltyped250</text:p>
          </table:table-cell>
          <table:table-cell table:style-name="ce1"/>
          <table:table-cell office:value-type="float" office:value="0.86457099999999998" table:formula="of:=[.B55]" table:style-name="ce1">
            <text:p>0.864571</text:p>
          </table:table-cell>
          <table:table-cell office:value-type="float" office:value="0.66889299999999996" table:formula="of:=[.B60]" table:style-name="ce1">
            <text:p>0.668893</text:p>
          </table:table-cell>
          <table:table-cell office:value-type="float" office:value="0.665856" table:formula="of:=[.B32]" table:style-name="ce1">
            <text:p>0.665856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parse sig</text:p>
          </table:table-cell>
          <table:table-cell office:value-type="float" office:value="1.707E-3" table:style-name="ce1">
            <text:p>0.0017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ranslate signature</text:p>
          </table:table-cell>
          <table:table-cell office:value-type="float" office:value="4.28E-4" table:style-name="ce1">
            <text:p>0.0004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ompile link and start simulator</text:p>
          </table:table-cell>
          <table:table-cell office:value-type="float" office:value="1.9599999999999999E-3" table:style-name="ce1">
            <text:p>0.001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1.44E-4" table:style-name="ce1">
            <text:p>0.0001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1.2899999999999999E-4" table:style-name="ce1">
            <text:p>0.0001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2.12E-4" table:style-name="ce1">
            <text:p>0.0002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2.0739999999999999E-3" table:style-name="ce1">
            <text:p>0.0020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4.9700000000000005E-4" table:style-name="ce1">
            <text:p>0.00049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2.3E-5" table:style-name="ce1">
            <text:p>0.00002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9.1100000000000003E-4" table:style-name="ce1">
            <text:p>0.00091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3.4999999999999997E-5" table:style-name="ce1">
            <text:p>0.00003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7.7999999999999999E-5" table:style-name="ce1">
            <text:p>0.00007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5.1999999999999997E-5" table:style-name="ce1">
            <text:p>0.00005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3.1000000000000001E-5" table:style-name="ce1">
            <text:p>0.00003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3.3000000000000003E-5" table:style-name="ce1">
            <text:p>0.00003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4.3000000000000002E-5" table:style-name="ce1">
            <text:p>0.00004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5.0000000000000002E-5" table:style-name="ce1">
            <text:p>0.0000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5.8999999999999998E-5" table:style-name="ce1">
            <text:p>0.00005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8897000000000001E-2" table:style-name="ce1">
            <text:p>0.01889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7.1501999999999996E-2" table:style-name="ce1">
            <text:p>0.07150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18193500000000001" table:style-name="ce1">
            <text:p>0.18193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373029" table:style-name="ce1">
            <text:p>0.37302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665856" table:style-name="ce1">
            <text:p>0.66585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0.104909" table:style-name="ce1">
            <text:p>0.1049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0.67660900000000002" table:style-name="ce1">
            <text:p>0.6766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2.1122830000000001" table:style-name="ce1">
            <text:p>2.1122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4.8540939999999999" table:style-name="ce1">
            <text:p>4.8540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8.7495460000000005" table:style-name="ce1">
            <text:p>8.7495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1.7E-5" table:style-name="ce1">
            <text:p>0.0000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2.6999999999999999E-5" table:style-name="ce1">
            <text:p>0.0000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3.4E-5" table:style-name="ce1">
            <text:p>0.0000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4.8000000000000001E-5" table:style-name="ce1">
            <text:p>0.0000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5.5999999999999999E-5" table:style-name="ce1">
            <text:p>0.0000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5.5000000000000002E-5" table:style-name="ce1">
            <text:p>0.0000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9.6000000000000002E-5" table:style-name="ce1">
            <text:p>0.000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1.2999999999999999E-4" table:style-name="ce1">
            <text:p>0.00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2.068E-3" table:style-name="ce1">
            <text:p>0.0020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8.6227999999999999E-2" table:style-name="ce1">
            <text:p>0.086228</text:p>
          </table:table-cell>
          <table:table-cell office:value-type="string" table:style-name="ce1">
            <text:p>naïv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407082" table:style-name="ce1">
            <text:p>0.407082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table:style-name="ce1">
            <text:p>heap overfl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2.8542000000000001E-2" table:style-name="ce1">
            <text:p>0.028542</text:p>
          </table:table-cell>
          <table:table-cell office:value-type="string" table:style-name="ce1">
            <text:p>strictness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10432900000000001" table:style-name="ce1">
            <text:p>0.1043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25273699999999999" table:style-name="ce1">
            <text:p>0.2527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49686799999999998" table:style-name="ce1">
            <text:p>0.4968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86457099999999998" table:style-name="ce1">
            <text:p>0.8645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4.3028999999999998E-2" table:style-name="ce1">
            <text:p>0.043029</text:p>
          </table:table-cell>
          <table:table-cell office:value-type="string" table:style-name="ce1">
            <text:p>strictness+specialized predicates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6.9880999999999999E-2" table:style-name="ce1">
            <text:p>0.0698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18002899999999999" table:style-name="ce1">
            <text:p>0.1800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37173" table:style-name="ce1">
            <text:p>0.371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66889299999999996" table:style-name="ce1">
            <text:p>0.668893</text:p>
          </table:table-cell>
          <table:table-cell table:number-columns-repeated="16382" table:style-name="ce1"/>
        </table:table-row>
        <table:table-row table:number-rows-repeated="1048516" table:style-name="ro1">
          <table:table-cell table:number-columns-repeated="16384"/>
        </table:table-row>
        <table:named-expressions>
          <table:named-expression table:name="ExternalData_5" table:expression="of:=[minimltyped.#REF!]" table:base-cell-address="num.$A$1"/>
        </table:named-expressions>
      </table:table>
      <table:table table:name="perm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17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4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welf</text:p>
          </table:table-cell>
          <table:table-cell office:value-type="string" table:style-name="ce1">
            <text:p>Zach's</text:p>
          </table:table-cell>
          <table:table-cell office:value-type="string" table:style-name="ce1">
            <text:p>tjtwelf</text:p>
          </table:table-cell>
          <table:table-cell office:value-type="string" table:style-name="ce1">
            <text:p>full query cost</text:p>
          </table:table-cell>
          <table:table-cell table:style-name="ce1"/>
          <table:table-cell office:value-type="string" table:style-name="ce1">
            <text:p>query</text:p>
          </table:table-cell>
          <table:table-cell office:value-type="string" table:style-name="ce1">
            <text:p>naïve</text:p>
          </table:table-cell>
          <table:table-cell office:value-type="string" table:style-name="ce1">
            <text:p>strictness</text:p>
          </table:table-cell>
          <table:table-cell office:value-type="string" table:style-name="ce1">
            <text:p>strict+specialize</text:p>
          </table:table-cell>
          <table:table-cell office:value-type="string" table:style-name="ce1">
            <text:p>al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m10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4.6490000000000004E-3" table:formula="of:=[.B29]" table:style-name="ce1">
            <text:p>0.004649</text:p>
          </table:table-cell>
          <table:table-cell office:value-type="float" office:value="4.8380000000000003E-3" table:formula="of:=[.B14]+[.B19]+[.B24]+[.B29]+[.B39]" table:style-name="ce1">
            <text:p>0.004838</text:p>
          </table:table-cell>
          <table:table-cell table:style-name="ce1"/>
          <table:table-cell office:value-type="string" table:style-name="ce1">
            <text:p>perm10</text:p>
          </table:table-cell>
          <table:table-cell office:value-type="string" table:style-name="ce1">
            <text:p>stack overflow</text:p>
          </table:table-cell>
          <table:table-cell office:value-type="float" office:value="2.3563000000000001E-2" table:formula="of:=[.B50]" table:style-name="ce1">
            <text:p>0.023563</text:p>
          </table:table-cell>
          <table:table-cell office:value-type="float" office:value="9.7439999999999992E-3" table:formula="of:=[.B55]" table:style-name="ce1">
            <text:p>0.009744</text:p>
          </table:table-cell>
          <table:table-cell office:value-type="float" office:value="4.6490000000000004E-3" table:formula="of:=[.B29]" table:style-name="ce1">
            <text:p>0.0046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m20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3.1921999999999999E-2" table:formula="of:=[.B30]" table:style-name="ce1">
            <text:p>0.031922</text:p>
          </table:table-cell>
          <table:table-cell office:value-type="float" office:value="3.2473999999999996E-2" table:formula="of:=[.B15]+[.B20]+[.B25]+[.B30]+[.B40]" table:style-name="ce1">
            <text:p>0.032474</text:p>
          </table:table-cell>
          <table:table-cell table:style-name="ce1"/>
          <table:table-cell office:value-type="string" table:style-name="ce1">
            <text:p>perm20</text:p>
          </table:table-cell>
          <table:table-cell table:style-name="ce1"/>
          <table:table-cell office:value-type="float" office:value="0.13359599999999999" table:formula="of:=[.B51]" table:style-name="ce1">
            <text:p>0.133596</text:p>
          </table:table-cell>
          <table:table-cell office:value-type="float" office:value="6.1454000000000002E-2" table:formula="of:=[.B56]" table:style-name="ce1">
            <text:p>0.061454</text:p>
          </table:table-cell>
          <table:table-cell office:value-type="float" office:value="3.1921999999999999E-2" table:formula="of:=[.B30]" table:style-name="ce1">
            <text:p>0.0319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m30</text:p>
          </table:table-cell>
          <table:table-cell office:value-type="float" office:value="0.113" table:style-name="ce1">
            <text:p>0.113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.11536" table:formula="of:=[.B31]" table:style-name="ce1">
            <text:p>0.11536</text:p>
          </table:table-cell>
          <table:table-cell office:value-type="float" office:value="0.11557700000000001" table:formula="of:=[.B16]+[.B21]+[.B26]+[.B31]+[.B41]" table:style-name="ce1">
            <text:p>0.115577</text:p>
          </table:table-cell>
          <table:table-cell table:style-name="ce1"/>
          <table:table-cell office:value-type="string" table:style-name="ce1">
            <text:p>perm30</text:p>
          </table:table-cell>
          <table:table-cell table:style-name="ce1"/>
          <table:table-cell office:value-type="float" office:value="0.43273600000000001" table:formula="of:=[.B52]" table:style-name="ce1">
            <text:p>0.432736</text:p>
          </table:table-cell>
          <table:table-cell office:value-type="float" office:value="0.21876999999999999" table:formula="of:=[.B57]" table:style-name="ce1">
            <text:p>0.21877</text:p>
          </table:table-cell>
          <table:table-cell office:value-type="float" office:value="0.11536" table:formula="of:=[.B31]" table:style-name="ce1">
            <text:p>0.115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m40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1.077" table:style-name="ce1">
            <text:p>1.077</text:p>
          </table:table-cell>
          <table:table-cell office:value-type="float" office:value="0.308342" table:formula="of:=[.B32]" table:style-name="ce1">
            <text:p>0.308342</text:p>
          </table:table-cell>
          <table:table-cell office:value-type="float" office:value="0.30861" table:formula="of:=[.B17]+[.B22]+[.B27]+[.B32]+[.B42]" table:style-name="ce1">
            <text:p>0.30861</text:p>
          </table:table-cell>
          <table:table-cell table:style-name="ce1"/>
          <table:table-cell office:value-type="string" table:style-name="ce1">
            <text:p>perm40</text:p>
          </table:table-cell>
          <table:table-cell table:style-name="ce1"/>
          <table:table-cell office:value-type="float" office:value="1.046389" table:formula="of:=[.B53]" table:style-name="ce1">
            <text:p>1.046389</text:p>
          </table:table-cell>
          <table:table-cell office:value-type="float" office:value="0.58357700000000001" table:formula="of:=[.B58]" table:style-name="ce1">
            <text:p>0.583577</text:p>
          </table:table-cell>
          <table:table-cell office:value-type="float" office:value="0.308342" table:formula="of:=[.B32]" table:style-name="ce1">
            <text:p>0.3083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m50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2.1789999999999998" table:style-name="ce1">
            <text:p>2.179</text:p>
          </table:table-cell>
          <table:table-cell office:value-type="float" office:value="0.68456099999999998" table:formula="of:=[.B33]" table:style-name="ce1">
            <text:p>0.684561</text:p>
          </table:table-cell>
          <table:table-cell office:value-type="float" office:value="0.68491400000000002" table:formula="of:=[.B18]+[.B23]+[.B28]+[.B33]+[.B43]" table:style-name="ce1">
            <text:p>0.684914</text:p>
          </table:table-cell>
          <table:table-cell table:style-name="ce1"/>
          <table:table-cell office:value-type="string" table:style-name="ce1">
            <text:p>perm50</text:p>
          </table:table-cell>
          <table:table-cell table:style-name="ce1"/>
          <table:table-cell office:value-type="float" office:value="2.141391" table:formula="of:=[.B54]" table:style-name="ce1">
            <text:p>2.141391</text:p>
          </table:table-cell>
          <table:table-cell office:value-type="float" office:value="1.256237" table:formula="of:=[.B59]" table:style-name="ce1">
            <text:p>1.256237</text:p>
          </table:table-cell>
          <table:table-cell office:value-type="float" office:value="0.68456099999999998" table:formula="of:=[.B33]" table:style-name="ce1">
            <text:p>0.684561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parse sig</text:p>
          </table:table-cell>
          <table:table-cell office:value-type="float" office:value="3.542E-3" table:style-name="ce1">
            <text:p>0.0035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ranslate signature</text:p>
          </table:table-cell>
          <table:table-cell office:value-type="float" office:value="1.488E-3" table:style-name="ce1">
            <text:p>0.0014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ompile link and start simulator</text:p>
          </table:table-cell>
          <table:table-cell office:value-type="float" office:value="4.8770000000000003E-3" table:style-name="ce1">
            <text:p>0.0048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1.34E-4" table:style-name="ce1">
            <text:p>0.0001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4.95E-4" table:style-name="ce1">
            <text:p>0.0004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1.4100000000000001E-4" table:style-name="ce1">
            <text:p>0.0001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1.76E-4" table:style-name="ce1">
            <text:p>0.00017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rse query</text:p>
          </table:table-cell>
          <table:table-cell office:value-type="float" office:value="2.2800000000000001E-4" table:style-name="ce1">
            <text:p>0.00022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2.5000000000000001E-5" table:style-name="ce1">
            <text:p>0.00002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2.4000000000000001E-5" table:style-name="ce1">
            <text:p>0.00002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3.0000000000000001E-5" table:style-name="ce1">
            <text:p>0.0000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3.6999999999999998E-5" table:style-name="ce1">
            <text:p>0.00003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anslate query</text:p>
          </table:table-cell>
          <table:table-cell office:value-type="float" office:value="5.8999999999999998E-5" table:style-name="ce1">
            <text:p>0.00005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2.0000000000000002E-5" table:style-name="ce1">
            <text:p>0.0000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1.9000000000000001E-5" table:style-name="ce1">
            <text:p>0.00001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2.5999999999999998E-5" table:style-name="ce1">
            <text:p>0.00002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3.0000000000000001E-5" table:style-name="ce1">
            <text:p>0.0000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t up simulator to solve query</text:p>
          </table:table-cell>
          <table:table-cell office:value-type="float" office:value="3.8999999999999999E-5" table:style-name="ce1">
            <text:p>0.00003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4.6490000000000004E-3" table:style-name="ce1">
            <text:p>0.00464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3.1921999999999999E-2" table:style-name="ce1">
            <text:p>0.03192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11536" table:style-name="ce1">
            <text:p>0.1153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308342" table:style-name="ce1">
            <text:p>0.30834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68456099999999998" table:style-name="ce1">
            <text:p>0.68456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8.2159999999999993E-3" table:style-name="ce1">
            <text:p>0.00821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5.2977000000000003E-2" table:style-name="ce1">
            <text:p>0.05297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0.16745599999999999" table:style-name="ce1">
            <text:p>0.16745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0.36843500000000001" table:style-name="ce1">
            <text:p>0.36843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ild term</text:p>
          </table:table-cell>
          <table:table-cell office:value-type="float" office:value="0.66755500000000001" table:style-name="ce1">
            <text:p>0.66755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1.0000000000000001E-5" table:style-name="ce1">
            <text:p>0.0000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1.4E-5" table:style-name="ce1">
            <text:p>0.00001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2.0000000000000002E-5" table:style-name="ce1">
            <text:p>0.0000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2.5000000000000001E-5" table:style-name="ce1">
            <text:p>0.00002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vert term</text:p>
          </table:table-cell>
          <table:table-cell office:value-type="float" office:value="2.6999999999999999E-5" table:style-name="ce1">
            <text:p>0.00002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2.0999999999999999E-5" table:style-name="ce1">
            <text:p>0.00002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3.3000000000000003E-5" table:style-name="ce1">
            <text:p>0.00003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7.1000000000000005E-5" table:style-name="ce1">
            <text:p>0.00007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5.7000000000000003E-5" table:style-name="ce1">
            <text:p>0.00005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nt solution</text:p>
          </table:table-cell>
          <table:table-cell office:value-type="float" office:value="9.1000000000000003E-5" table:style-name="ce1">
            <text:p>0.000091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1">
            <text:p>stack overflow</text:p>
          </table:table-cell>
          <table:table-cell office:value-type="string" table:style-name="ce1">
            <text:p>naïv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2.3563000000000001E-2" table:style-name="ce1">
            <text:p>0.023563</text:p>
          </table:table-cell>
          <table:table-cell office:value-type="string" table:style-name="ce1">
            <text:p>strictness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13359599999999999" table:style-name="ce1">
            <text:p>0.1335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43273600000000001" table:style-name="ce1">
            <text:p>0.4327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046389" table:style-name="ce1">
            <text:p>1.0463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2.141391" table:style-name="ce1">
            <text:p>2.14139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9.7439999999999992E-3" table:style-name="ce1">
            <text:p>0.009744</text:p>
          </table:table-cell>
          <table:table-cell office:value-type="string" table:style-name="ce1">
            <text:p>strictness+specialized predicates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6.1454000000000002E-2" table:style-name="ce1">
            <text:p>0.0614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21876999999999999" table:style-name="ce1">
            <text:p>0.218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0.58357700000000001" table:style-name="ce1">
            <text:p>0.5835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ve query</text:p>
          </table:table-cell>
          <table:table-cell office:value-type="float" office:value="1.256237" table:style-name="ce1">
            <text:p>1.256237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  <table:named-expressions>
          <table:named-expression table:name="ExternalData_4" table:expression="of:=[perm.#REF!]" table:base-cell-address="num.$A$1"/>
        </table:named-expressions>
      </table:table>
      <table:table table:name="reverse" table:style-name="ta3"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9" table:default-cell-style-name="ce1"/>
        <table:table-column table:style-name="co22" table:number-columns-repeated="2" table:default-cell-style-name="ce1"/>
        <table:table-column table:style-name="co9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query</text:p>
          </table:table-cell>
          <table:table-cell office:value-type="string" table:style-name="ce1">
            <text:p>twelf</text:p>
          </table:table-cell>
          <table:table-cell office:value-type="string" table:style-name="ce1">
            <text:p>Zach's</text:p>
          </table:table-cell>
          <table:table-cell office:value-type="string" table:style-name="ce1">
            <text:p>tjtwelf</text:p>
          </table:table-cell>
          <table:table-cell office:value-type="string" table:style-name="ce1">
            <text:p>tjtwelf/twelf</text:p>
          </table:table-cell>
          <table:table-cell table:style-name="ce1"/>
          <table:table-cell office:value-type="string" table:style-name="ce1">
            <text:p>full query cost</text:p>
          </table:table-cell>
          <table:table-cell office:value-type="string" table:style-name="ce1">
            <text:p>full cost/twel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1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3.6200000000000002E-4" table:formula="of:=[.B40]" table:style-name="ce3">
            <text:p>0.000</text:p>
          </table:table-cell>
          <table:table-cell office:value-type="float" office:value="0" table:formula="of:=[.D2]/[.B2]" table:style-name="ce1">
            <text:p>#DIV/0!</text:p>
          </table:table-cell>
          <table:table-cell table:style-name="ce1"/>
          <table:table-cell office:value-type="float" office:value="7.6199999999999998E-4" table:formula="of:=[.B16]+[.B24]+[.B32]+[.B40]+[.B56]" table:style-name="ce3">
            <text:p>0.001</text:p>
          </table:table-cell>
          <table:table-cell office:value-type="float" office:value="0" table:formula="of:=[.G2]/[.B2]" table:style-name="ce1">
            <text:p>#DIV/0!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2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3700000000000001E-4" table:formula="of:=[.B41]" table:style-name="ce3">
            <text:p>0.000</text:p>
          </table:table-cell>
          <table:table-cell office:value-type="float" office:value="0.11233333333333333" table:formula="of:=[.D3]/[.B3]" table:style-name="ce1">
            <text:p>0.112333333</text:p>
          </table:table-cell>
          <table:table-cell table:style-name="ce1"/>
          <table:table-cell office:value-type="float" office:value="6.9999999999999999E-4" table:formula="of:=[.B17]+[.B25]+[.B33]+[.B41]+[.B57]" table:style-name="ce3">
            <text:p>0.001</text:p>
          </table:table-cell>
          <table:table-cell office:value-type="float" office:value="0.23333333333333334" table:formula="of:=[.G3]/[.B3]" table:style-name="ce1">
            <text:p>0.2333333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3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.7000000000000001E-4" table:formula="of:=[.B42]" table:style-name="ce3">
            <text:p>0.001</text:p>
          </table:table-cell>
          <table:table-cell office:value-type="float" office:value="0.28999999999999998" table:formula="of:=[.D4]/[.B4]" table:style-name="ce1">
            <text:p>0.29</text:p>
          </table:table-cell>
          <table:table-cell table:style-name="ce1"/>
          <table:table-cell office:value-type="float" office:value="9.7799999999999992E-4" table:formula="of:=[.B18]+[.B26]+[.B34]+[.B42]+[.B58]" table:style-name="ce3">
            <text:p>0.001</text:p>
          </table:table-cell>
          <table:table-cell office:value-type="float" office:value="0.32599999999999996" table:formula="of:=[.G4]/[.B4]" table:style-name="ce1">
            <text:p>0.3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40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7799999999999999E-3" table:formula="of:=[.B43]" table:style-name="ce3">
            <text:p>0.002</text:p>
          </table:table-cell>
          <table:table-cell office:value-type="float" office:value="0.17799999999999999" table:formula="of:=[.D5]/[.B5]" table:style-name="ce1">
            <text:p>0.178</text:p>
          </table:table-cell>
          <table:table-cell table:style-name="ce1"/>
          <table:table-cell office:value-type="float" office:value="1.921E-3" table:formula="of:=[.B19]+[.B27]+[.B35]+[.B43]+[.B59]" table:style-name="ce3">
            <text:p>0.002</text:p>
          </table:table-cell>
          <table:table-cell office:value-type="float" office:value="0.19209999999999999" table:formula="of:=[.G5]/[.B5]" table:style-name="ce1">
            <text:p>0.19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50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3.1679999999999998E-3" table:formula="of:=[.B44]" table:style-name="ce3">
            <text:p>0.003</text:p>
          </table:table-cell>
          <table:table-cell office:value-type="float" office:value="0.31679999999999997" table:formula="of:=[.D6]/[.B6]" table:style-name="ce1">
            <text:p>0.3168</text:p>
          </table:table-cell>
          <table:table-cell table:style-name="ce1"/>
          <table:table-cell office:value-type="float" office:value="3.3549999999999999E-3" table:formula="of:=[.B20]+[.B28]+[.B36]+[.B44]+[.B60]" table:style-name="ce3">
            <text:p>0.003</text:p>
          </table:table-cell>
          <table:table-cell office:value-type="float" office:value="0.33549999999999996" table:formula="of:=[.G6]/[.B6]" table:style-name="ce1">
            <text:p>0.33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100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0.03" table:style-name="ce1">
            <text:p>0.03</text:p>
          </table:table-cell>
          <table:table-cell office:value-type="float" office:value="2.0125000000000001E-2" table:formula="of:=[.B45]" table:style-name="ce3">
            <text:p>0.020</text:p>
          </table:table-cell>
          <table:table-cell office:value-type="float" office:value="0.47916666666666663" table:formula="of:=[.D7]/[.B7]" table:style-name="ce1">
            <text:p>0.479166667</text:p>
          </table:table-cell>
          <table:table-cell table:style-name="ce1"/>
          <table:table-cell office:value-type="float" office:value="2.044E-2" table:formula="of:=[.B21]+[.B29]+[.B37]+[.B45]+[.B61]" table:style-name="ce3">
            <text:p>0.020</text:p>
          </table:table-cell>
          <table:table-cell office:value-type="float" office:value="0.48666666666666664" table:formula="of:=[.G7]/[.B7]" table:style-name="ce1">
            <text:p>0.486666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200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0.188" table:style-name="ce1">
            <text:p>0.188</text:p>
          </table:table-cell>
          <table:table-cell office:value-type="float" office:value="0.141703" table:formula="of:=[.B46]" table:style-name="ce3">
            <text:p>0.142</text:p>
          </table:table-cell>
          <table:table-cell office:value-type="float" office:value="0.58797925311203325" table:formula="of:=[.D8]/[.B8]" table:style-name="ce1">
            <text:p>0.587979253</text:p>
          </table:table-cell>
          <table:table-cell table:style-name="ce1"/>
          <table:table-cell office:value-type="float" office:value="0.14241499999999999" table:formula="of:=[.B22]+[.B30]+[.B38]+[.B46]+[.B62]" table:style-name="ce3">
            <text:p>0.142</text:p>
          </table:table-cell>
          <table:table-cell office:value-type="float" office:value="0.59093360995850619" table:formula="of:=[.G8]/[.B8]" table:style-name="ce1">
            <text:p>0.590933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verse250</text:p>
          </table:table-cell>
          <table:table-cell office:value-type="float" office:value="0.33" table:style-name="ce1">
            <text:p>0.3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.26904800000000001" table:formula="of:=[.B47]" table:style-name="ce3">
            <text:p>0.269</text:p>
          </table:table-cell>
          <table:table-cell office:value-type="float" office:value="0.81529696969696974" table:formula="of:=[.D9]/[.B9]" table:style-name="ce1">
            <text:p>0.81529697</text:p>
          </table:table-cell>
          <table:table-cell table:style-name="ce1"/>
          <table:table-cell office:value-type="float" office:value="0.26993800000000001" table:formula="of:=[.B23]+[.B31]+[.B39]+[.B47]+[.B63]" table:style-name="ce3">
            <text:p>0.270</text:p>
          </table:table-cell>
          <table:table-cell office:value-type="float" office:value="0.81799393939393938" table:formula="of:=[.G9]/[.B9]" table:style-name="ce1">
            <text:p>0.81799393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parse sig</text:p>
          </table:table-cell>
          <table:table-cell office:value-type="float" office:value="2.7599999999999999E-4" table:style-name="ce5">
            <text:p>0.0002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ranslate signature</text:p>
          </table:table-cell>
          <table:table-cell office:value-type="float" office:value="1.17E-4" table:style-name="ce7">
            <text:p>0.0001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mpile link and start simulator</text:p>
          </table:table-cell>
          <table:table-cell office:value-type="float" office:value="2.2230000000000001E-3" table:style-name="ce5">
            <text:p>0.0022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parse query</text:p>
          </table:table-cell>
          <table:table-cell office:value-type="float" office:value="2.5799999999999998E-4" table:style-name="ce7">
            <text:p>0.0002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parse query</text:p>
          </table:table-cell>
          <table:table-cell office:value-type="float" office:value="3.2499999999999999E-4" table:style-name="ce5">
            <text:p>0.00032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rse query</text:p>
          </table:table-cell>
          <table:table-cell office:value-type="float" office:value="6.9999999999999994E-5" table:style-name="ce7">
            <text:p>0.0000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arse query</text:p>
          </table:table-cell>
          <table:table-cell office:value-type="float" office:value="8.6000000000000003E-5" table:style-name="ce5">
            <text:p>0.00008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rse query</text:p>
          </table:table-cell>
          <table:table-cell office:value-type="float" office:value="1.06E-4" table:style-name="ce7">
            <text:p>0.00010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arse query</text:p>
          </table:table-cell>
          <table:table-cell office:value-type="float" office:value="2.03E-4" table:style-name="ce5">
            <text:p>0.00020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rse query</text:p>
          </table:table-cell>
          <table:table-cell office:value-type="float" office:value="4.0200000000000001E-4" table:style-name="ce7">
            <text:p>0.00040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arse query</text:p>
          </table:table-cell>
          <table:table-cell office:value-type="float" office:value="5.62E-4" table:style-name="ce5">
            <text:p>0.00056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late query</text:p>
          </table:table-cell>
          <table:table-cell office:value-type="float" office:value="5.3999999999999998E-5" table:style-name="ce7">
            <text:p>0.00005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late query</text:p>
          </table:table-cell>
          <table:table-cell office:value-type="float" office:value="1.4E-5" table:style-name="ce5">
            <text:p>0.00001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late query</text:p>
          </table:table-cell>
          <table:table-cell office:value-type="float" office:value="1.2999999999999999E-5" table:style-name="ce7">
            <text:p>0.00001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late query</text:p>
          </table:table-cell>
          <table:table-cell office:value-type="float" office:value="1.9000000000000001E-5" table:style-name="ce5">
            <text:p>0.0000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late query</text:p>
          </table:table-cell>
          <table:table-cell office:value-type="float" office:value="3.8000000000000002E-5" table:style-name="ce7">
            <text:p>0.00003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late query</text:p>
          </table:table-cell>
          <table:table-cell office:value-type="float" office:value="3.8000000000000002E-5" table:style-name="ce5">
            <text:p>0.00003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nslate query</text:p>
          </table:table-cell>
          <table:table-cell office:value-type="float" office:value="7.1000000000000005E-5" table:style-name="ce7">
            <text:p>0.00007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late query</text:p>
          </table:table-cell>
          <table:table-cell office:value-type="float" office:value="1.65E-4" table:style-name="ce5">
            <text:p>0.00016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t up simulator to solve query</text:p>
          </table:table-cell>
          <table:table-cell office:value-type="float" office:value="6.2000000000000003E-5" table:style-name="ce7">
            <text:p>0.00006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et up simulator to solve query</text:p>
          </table:table-cell>
          <table:table-cell office:value-type="float" office:value="1.8E-5" table:style-name="ce5">
            <text:p>0.00001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t up simulator to solve query</text:p>
          </table:table-cell>
          <table:table-cell office:value-type="float" office:value="1.5E-5" table:style-name="ce7">
            <text:p>0.00001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et up simulator to solve query</text:p>
          </table:table-cell>
          <table:table-cell office:value-type="float" office:value="2.0999999999999999E-5" table:style-name="ce5">
            <text:p>0.00002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t up simulator to solve query</text:p>
          </table:table-cell>
          <table:table-cell office:value-type="float" office:value="2.5999999999999998E-5" table:style-name="ce7">
            <text:p>0.00002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et up simulator to solve query</text:p>
          </table:table-cell>
          <table:table-cell office:value-type="float" office:value="4.3000000000000002E-5" table:style-name="ce5">
            <text:p>0.00004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t up simulator to solve query</text:p>
          </table:table-cell>
          <table:table-cell office:value-type="float" office:value="1.83E-4" table:style-name="ce7">
            <text:p>0.00018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et up simulator to solve query</text:p>
          </table:table-cell>
          <table:table-cell office:value-type="float" office:value="9.3999999999999994E-5" table:style-name="ce5">
            <text:p>0.00009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ve query</text:p>
          </table:table-cell>
          <table:table-cell office:value-type="float" office:value="3.6200000000000002E-4" table:style-name="ce7">
            <text:p>0.00036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olve query</text:p>
          </table:table-cell>
          <table:table-cell office:value-type="float" office:value="3.3700000000000001E-4" table:style-name="ce5">
            <text:p>0.00033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ve query</text:p>
          </table:table-cell>
          <table:table-cell office:value-type="float" office:value="8.7000000000000001E-4" table:style-name="ce7">
            <text:p>0.0008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olve query</text:p>
          </table:table-cell>
          <table:table-cell office:value-type="float" office:value="1.7799999999999999E-3" table:style-name="ce5">
            <text:p>0.0017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ve query</text:p>
          </table:table-cell>
          <table:table-cell office:value-type="float" office:value="3.1679999999999998E-3" table:style-name="ce7">
            <text:p>0.00316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olve query</text:p>
          </table:table-cell>
          <table:table-cell office:value-type="float" office:value="2.0125000000000001E-2" table:style-name="ce5">
            <text:p>0.02012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ve query</text:p>
          </table:table-cell>
          <table:table-cell office:value-type="float" office:value="0.141703" table:style-name="ce7">
            <text:p>0.14170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olve query</text:p>
          </table:table-cell>
          <table:table-cell office:value-type="float" office:value="0.26904800000000001" table:style-name="ce5">
            <text:p>0.26904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ild term</text:p>
          </table:table-cell>
          <table:table-cell office:value-type="float" office:value="2.0899999999999998E-3" table:style-name="ce7">
            <text:p>0.0020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uild term</text:p>
          </table:table-cell>
          <table:table-cell office:value-type="float" office:value="1.5969999999999999E-3" table:style-name="ce5">
            <text:p>0.0015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ild term</text:p>
          </table:table-cell>
          <table:table-cell office:value-type="float" office:value="5.8659999999999997E-3" table:style-name="ce7">
            <text:p>0.00586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uild term</text:p>
          </table:table-cell>
          <table:table-cell office:value-type="float" office:value="1.4997E-2" table:style-name="ce5">
            <text:p>0.014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ild term</text:p>
          </table:table-cell>
          <table:table-cell office:value-type="float" office:value="3.0987000000000001E-2" table:style-name="ce7">
            <text:p>0.03098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uild term</text:p>
          </table:table-cell>
          <table:table-cell office:value-type="float" office:value="0.26796399999999998" table:style-name="ce5">
            <text:p>0.26796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ild term</text:p>
          </table:table-cell>
          <table:table-cell office:value-type="float" office:value="2.1484939999999999" table:style-name="ce7">
            <text:p>2.14849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uild term</text:p>
          </table:table-cell>
          <table:table-cell office:value-type="float" office:value="3.9929869999999998" table:style-name="ce5">
            <text:p>3.99298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ert term</text:p>
          </table:table-cell>
          <table:table-cell office:value-type="float" office:value="2.5999999999999998E-5" table:style-name="ce7">
            <text:p>0.00002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vert term</text:p>
          </table:table-cell>
          <table:table-cell office:value-type="float" office:value="6.0000000000000002E-6" table:style-name="ce5">
            <text:p>0.00000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ert term</text:p>
          </table:table-cell>
          <table:table-cell office:value-type="float" office:value="1.0000000000000001E-5" table:style-name="ce7">
            <text:p>0.000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vert term</text:p>
          </table:table-cell>
          <table:table-cell office:value-type="float" office:value="1.5E-5" table:style-name="ce5">
            <text:p>0.00001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ert term</text:p>
          </table:table-cell>
          <table:table-cell office:value-type="float" office:value="1.7E-5" table:style-name="ce7">
            <text:p>0.000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vert term</text:p>
          </table:table-cell>
          <table:table-cell office:value-type="float" office:value="3.1000000000000001E-5" table:style-name="ce5">
            <text:p>0.00003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ert term</text:p>
          </table:table-cell>
          <table:table-cell office:value-type="float" office:value="5.5999999999999999E-5" table:style-name="ce7">
            <text:p>0.00005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vert term</text:p>
          </table:table-cell>
          <table:table-cell office:value-type="float" office:value="6.8999999999999997E-5" table:style-name="ce5">
            <text:p>0.00006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int solution</text:p>
          </table:table-cell>
          <table:table-cell office:value-type="float" office:value="1.16E-4" table:style-name="ce7">
            <text:p>0.00011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int solution</text:p>
          </table:table-cell>
          <table:table-cell office:value-type="float" office:value="2.3E-5" table:style-name="ce5">
            <text:p>0.00002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int solution</text:p>
          </table:table-cell>
          <table:table-cell office:value-type="float" office:value="3.4999999999999997E-5" table:style-name="ce7">
            <text:p>0.00003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int solution</text:p>
          </table:table-cell>
          <table:table-cell office:value-type="float" office:value="4.6E-5" table:style-name="ce5">
            <text:p>0.00004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int solution</text:p>
          </table:table-cell>
          <table:table-cell office:value-type="float" office:value="5.1999999999999997E-5" table:style-name="ce7">
            <text:p>0.00005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int solution</text:p>
          </table:table-cell>
          <table:table-cell office:value-type="float" office:value="1.0399999999999999E-4" table:style-name="ce5">
            <text:p>0.00010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int solution</text:p>
          </table:table-cell>
          <table:table-cell office:value-type="float" office:value="1.005E-3" table:style-name="ce7">
            <text:p>0.00100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int solution</text:p>
          </table:table-cell>
          <table:table-cell office:value-type="float" office:value="3.3199999999999999E-4" table:style-name="ce5">
            <text:p>0.000332</text:p>
          </table:table-cell>
          <table:table-cell table:number-columns-repeated="16382"/>
        </table:table-row>
        <table:table-row table:number-rows-repeated="1048505" table:style-name="ro1">
          <table:table-cell table:number-columns-repeated="16384"/>
        </table:table-row>
        <table:named-expressions>
          <table:named-expression table:name="ExternalData_3" table:expression="of:=[reverse.#REF!]" table:base-cell-address="num.$A$1"/>
        </table:named-expressions>
      </table:table>
      <table:table table:name="Sheet1" table:style-name="ta3">
        <table:table-column table:style-name="co23" table:default-cell-style-name="ce1"/>
        <table:table-column table:style-name="co5" table:default-cell-style-name="ce1"/>
        <table:table-column table:style-name="co24" table:default-cell-style-name="ce1"/>
        <table:table-column table:style-name="co23" table:default-cell-style-name="ce1"/>
        <table:table-column table:style-name="co9" table:default-cell-style-name="ce1"/>
        <table:table-column table:style-name="co25" table:default-cell-style-name="ce1"/>
        <table:table-column table:style-name="co9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Solving Ti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xample</text:p>
          </table:table-cell>
          <table:table-cell office:value-type="string" table:style-name="ce2">
            <text:p>Twelf</text:p>
          </table:table-cell>
          <table:table-cell office:value-type="string" table:style-name="ce2">
            <text:p>Tjtwelf</text:p>
          </table:table-cell>
          <table:table-cell office:value-type="string" table:style-name="ce2">
            <text:p>ratio</text:p>
          </table:table-cell>
          <table:table-cell table:style-name="ce1"/>
          <table:table-cell office:value-type="string" table:style-name="ce1">
            <text:p>just solvi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verse 1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3]/[.B3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3]/[.B3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rse 2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4]/[.B4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4]/[.B4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rse 3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5]/[.B5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5]/[.B5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rse 4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6]/[.B6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6]/[.B6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rse 5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C7]/[.B7]" table:style-name="ce1">
            <text:p>#REF!</text:p>
          </table:table-cell>
          <table:table-cell table:style-name="ce1"/>
          <table:table-cell office:value-type="float" office:value="0" table:formula="of:=[reverse.#REF!]" table:style-name="ce1">
            <text:p>#REF!</text:p>
          </table:table-cell>
          <table:table-cell office:value-type="float" office:value="0" table:formula="of:=[.F7]/[.B7]" table:style-name="ce1">
            <text:p>#REF!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iniml 1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C8]/[.B8]" table:style-name="ce1">
            <text:p>#REF!</text:p>
          </table:table-cell>
          <table:table-cell table:style-name="ce1"/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F8]/[.B8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 2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C9]/[.B9]" table:style-name="ce1">
            <text:p>#REF!</text:p>
          </table:table-cell>
          <table:table-cell table:style-name="ce1"/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F9]/[.B9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 3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C10]/[.B10]" table:style-name="ce1">
            <text:p>#REF!</text:p>
          </table:table-cell>
          <table:table-cell table:style-name="ce1"/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F10]/[.B10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 4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C11]/[.B11]" table:style-name="ce1">
            <text:p>#REF!</text:p>
          </table:table-cell>
          <table:table-cell table:style-name="ce1"/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F11]/[.B11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 5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C12]/[.B12]" table:style-name="ce1">
            <text:p>#REF!</text:p>
          </table:table-cell>
          <table:table-cell table:style-name="ce1"/>
          <table:table-cell office:value-type="float" office:value="0" table:formula="of:=[miniml.#REF!]" table:style-name="ce1">
            <text:p>#REF!</text:p>
          </table:table-cell>
          <table:table-cell office:value-type="float" office:value="0" table:formula="of:=[.F12]/[.B12]" table:style-name="ce1">
            <text:p>#REF!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miniml-typed 1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C13]/[.B13]" table:style-name="ce1">
            <text:p>#REF!</text:p>
          </table:table-cell>
          <table:table-cell table:style-name="ce1"/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F13]/[.B13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-typed 2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C14]/[.B14]" table:style-name="ce1">
            <text:p>#REF!</text:p>
          </table:table-cell>
          <table:table-cell table:style-name="ce1"/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F14]/[.B14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-typed 3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C15]/[.B15]" table:style-name="ce1">
            <text:p>#REF!</text:p>
          </table:table-cell>
          <table:table-cell table:style-name="ce1"/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F15]/[.B15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niml-typed 4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C16]/[.B16]" table:style-name="ce1">
            <text:p>#REF!</text:p>
          </table:table-cell>
          <table:table-cell table:style-name="ce1"/>
          <table:table-cell office:value-type="float" office:value="0" table:formula="of:=[minimltyped.#REF!]" table:style-name="ce1">
            <text:p>#REF!</text:p>
          </table:table-cell>
          <table:table-cell office:value-type="float" office:value="0" table:formula="of:=[.F16]/[.B16]" table:style-name="ce1">
            <text:p>#REF!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perm 1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C17]/[.B17]" table:style-name="ce1">
            <text:p>#REF!</text:p>
          </table:table-cell>
          <table:table-cell table:style-name="ce1"/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F17]/[.B17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m 2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C18]/[.B18]" table:style-name="ce1">
            <text:p>#REF!</text:p>
          </table:table-cell>
          <table:table-cell table:style-name="ce1"/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F18]/[.B18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m 3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C19]/[.B19]" table:style-name="ce1">
            <text:p>#REF!</text:p>
          </table:table-cell>
          <table:table-cell table:style-name="ce1"/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F19]/[.B19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m 4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C20]/[.B20]" table:style-name="ce1">
            <text:p>#REF!</text:p>
          </table:table-cell>
          <table:table-cell table:style-name="ce1"/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F20]/[.B20]" table:style-name="ce1">
            <text:p>#REF!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m 5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C21]/[.B21]" table:style-name="ce1">
            <text:p>#REF!</text:p>
          </table:table-cell>
          <table:table-cell table:style-name="ce1"/>
          <table:table-cell office:value-type="float" office:value="0" table:formula="of:=[perm.#REF!]" table:style-name="ce1">
            <text:p>#REF!</text:p>
          </table:table-cell>
          <table:table-cell office:value-type="float" office:value="0" table:formula="of:=[.F21]/[.B21]" table:style-name="ce1">
            <text:p>#REF!</text:p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heap size : 131072</text:p>
          </table:table-cell>
          <table:table-cell table:number-columns-repeated="16380" table:style-name="ce1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miniml.A11:miniml.C84" table:name="miniml_tjtwelf9" table:display-filter-buttons="true" table:on-update-keep-size="false" table:on-update-keep-styles="true" table:refresh-delay="false">
          <table:database-source-sql table:database-name="Provider=Microsoft.Mashup.OleDb.1;Data Source=$Workbook$;Location=&quot;miniml tjtwelf (2)&quot;;Extended Properties=&quot;&quot;" table:sql-statement="SELECT * FROM [miniml tjtwelf (2)]"/>
        </table:database-range>
        <table:database-range table:target-range-address="minimltyped.A9:minimltyped.D60" table:name="miniml_typed_tjtwelf5" table:display-filter-buttons="true" table:on-update-keep-size="false" table:on-update-keep-styles="true" table:refresh-delay="false">
          <table:database-source-sql table:database-name="Provider=Microsoft.Mashup.OleDb.1;Data Source=$Workbook$;Location=&quot;miniml-typed tjtwelf (2)&quot;;Extended Properties=&quot;&quot;" table:sql-statement="SELECT * FROM [miniml-typed tjtwelf (2)]"/>
        </table:database-range>
        <table:database-range table:target-range-address="perm.A10:perm.C59" table:name="incllPerm_tjtwelf7" table:display-filter-buttons="true" table:on-update-keep-size="false" table:on-update-keep-styles="true" table:refresh-delay="false">
          <table:database-source-sql table:database-name="Provider=Microsoft.Mashup.OleDb.1;Data Source=$Workbook$;Location=&quot;incllPerm tjtwelf (2)&quot;;Extended Properties=&quot;&quot;" table:sql-statement="SELECT * FROM [incllPerm tjtwelf (2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Poffalina</meta:initial-creator>
    <dc:creator>Poffalina</dc:creator>
    <meta:creation-date>2018-03-08T05:14:51Z</meta:creation-date>
    <dc:date>2018-03-14T03:33:31Z</dc:date>
    <meta:print-date>2018-03-08T06:04:41Z</meta:print-date>
    <meta:editing-cycles>3</meta:editing-cycles>
    <meta:editing-duration>PT9132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